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text-properties officeooo:rsid="002f0cbf" officeooo:paragraph-rsid="002f0cbf"/>
    </style:style>
    <style:style style:name="P2" style:family="paragraph" style:parent-style-name="Heading_20_1">
      <style:text-properties officeooo:rsid="002f0cbf" officeooo:paragraph-rsid="0030eebe"/>
    </style:style>
    <style:style style:name="P3" style:family="paragraph" style:parent-style-name="Text_20_body">
      <style:text-properties officeooo:rsid="002f0cbf" officeooo:paragraph-rsid="002f0cbf"/>
    </style:style>
    <style:style style:name="P4" style:family="paragraph" style:parent-style-name="Text_20_body">
      <style:text-properties officeooo:paragraph-rsid="0030eebe"/>
    </style:style>
    <style:style style:name="P5" style:family="paragraph" style:parent-style-name="Text_20_body">
      <style:text-properties officeooo:paragraph-rsid="00337bd0"/>
    </style:style>
    <style:style style:name="P6" style:family="paragraph" style:parent-style-name="Text_20_body">
      <style:text-properties officeooo:paragraph-rsid="0036dfc5"/>
    </style:style>
    <style:style style:name="T1" style:family="text">
      <style:text-properties officeooo:rsid="0030eebe"/>
    </style:style>
    <style:style style:name="T2" style:family="text">
      <style:text-properties officeooo:rsid="0032b17b"/>
    </style:style>
    <style:style style:name="T3" style:family="text">
      <style:text-properties officeooo:rsid="00337bd0"/>
    </style:style>
    <style:style style:name="T4" style:family="text">
      <style:text-properties officeooo:rsid="0033f753"/>
    </style:style>
    <style:style style:name="T5" style:family="text">
      <style:text-properties officeooo:rsid="003539c2"/>
    </style:style>
    <style:style style:name="T6" style:family="text">
      <style:text-properties officeooo:rsid="0036dfc5"/>
    </style:style>
    <style:style style:name="T7" style:family="text">
      <style:text-properties officeooo:rsid="0037b9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Development of Kinematics</text:span></text:h>
      <text:p text:style-name="P4"><text:span text:style-name="T1">The kinematic equations for this robot have not yet been set up for this implementation. The old NXT implementation has equations for this, however they are not documented at all and do not use clear variable names. It may actually be easier to figure out the kinematics than to port the existing code. </text:span><text:span text:style-name="T2">There is a pdf document which I will add with this commit which describes the maths behind the kinematic equations for a Delta robot.</text:span></text:p>
      <text:h text:style-name="Heading_20_1" text:outline-level="1"><text:span text:style-name="T3">Safety Features</text:span></text:h>
      <text:p text:style-name="P5"><text:span text:style-name="T3">The robot has two SICK lasers used to detect if an object enters the working area. These sensors are currently working correctly and changes can be detected in software, however no safety protection has been added to the software routines based on these sensors. These sensors have two signal lines OSSD1 and OSSD2. Both of these signals should be connected, at the moment only one is. The signals should have the same value (for redundancy ensuring safety), if they do not something is wrong. </text:span><text:span text:style-name="T4">The AX5000 motors have inputs on them, I believe it is possible to disable the motor based on a hardware signal, if this could be connected to OSSDx this would </text:span><text:span text:style-name="T5">help to ensure</text:span><text:span text:style-name="T4"> both hardware and software safety.</text:span></text:p>
      <text:p text:style-name="P5"><text:span text:style-name="T6"/></text:p>
      <text:p text:style-name="P6"><text:span text:style-name="T6">The software stack should probably be modified so that the control loop emits a signal to the a safety routine every cycle. If the safety routine does not receive the signal it should immediately disable all actuators. This means if the SICK laser sensors are detected in software can simply not run which will cause the shut down of all actuators. It also means if there is a problem in timing of the control loop the actuators will also turn off. </text:span><text:span text:style-name="T7">This will not protect against a wrong control loop, but it should protect against most other safety threats.</text:span></text:p>
      <text:h text:style-name="P1" text:outline-level="1"><text:span text:style-name="T2">E</text:span>vent Queue</text:h>
      <text:p text:style-name="P3">Both implementations currently perform blocking waits in the state machine, this means a lot of actions require two states which if there was an event queue would only require one.</text:p>
      <text:p text:style-name="P3">The basic idea behind this is to implement a fifo queue which would take 'instructions' and translate them to functions that make them up. Ie an instruction might be #define EVENT_WAGO_SET_POSITIONING_MODE. By passing this instruction to the event queue, it would then handle calling the necessary instructions itself then signal back to the state machine when the instruction completed. This would also allow the state machine to not have to block while it sent updated IO's which would likely be very helpful once all slaves are being used at the sam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cla223 </meta:initial-creator>
    <meta:creation-date>2014-02-12T09:09:15</meta:creation-date>
    <dc:date>2014-02-17T11:31:21.31</dc:date>
    <meta:editing-duration>PT1H14M7S</meta:editing-duration>
    <meta:editing-cycles>39</meta:editing-cycles>
    <meta:generator>LibreOffice/4.0.3.3$Windows_x86 LibreOffice_project/0eaa50a932c8f2199a615e1eb30f7ac74279539</meta:generator>
    <meta:document-statistic meta:table-count="0" meta:image-count="0" meta:object-count="0" meta:page-count="1" meta:paragraph-count="8" meta:word-count="427" meta:character-count="2486" meta:non-whitespace-character-count="2067"/>
  </office:meta>
</office:document-meta>
</file>